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Table1" style:family="table">
      <style:table-properties style:width="6.25in" fo:margin-left="-0.0813in" fo:margin-top="0in" fo:margin-bottom="0in" table:align="left"/>
    </style:style>
    <style:style style:name="Table1.A" style:family="table-column">
      <style:table-column-properties style:column-width="5.0097in"/>
    </style:style>
    <style:style style:name="Table1.B" style:family="table-column">
      <style:table-column-properties style:column-width="1.239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padding="0in" fo:border="none"/>
      <style:text-properties fo:color="#222222" fo:background-color="#ffffff"/>
    </style:style>
    <style:style style:name="P3" style:family="paragraph" style:parent-style-name="Standard">
      <style:paragraph-properties fo:margin-top="0in" fo:margin-bottom="0in" loext:contextual-spacing="false" fo:padding="0in" fo:border="none"/>
      <style:text-properties style:font-name="Courier New" style:font-name-asian="Courier New1" style:font-name-complex="Courier New1"/>
    </style:style>
    <style:style style:name="P4" style:family="paragraph" style:parent-style-name="Standard">
      <style:paragraph-properties fo:margin-top="0in" fo:margin-bottom="0in" loext:contextual-spacing="false" fo:text-align="start" style:justify-single-word="false" fo:padding="0in" fo:border="none"/>
      <style:text-properties style:font-name="Courier New" style:font-name-asian="Courier New1" style:font-name-complex="Courier New1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 fo:padding="0in" fo:border="none"/>
      <style:text-properties style:font-name="Courier New" style:font-name-asian="Courier New1" style:font-name-complex="Courier New1"/>
    </style:style>
    <style:style style:name="P6" style:family="paragraph" style:parent-style-name="Standard" style:master-page-name="Standard">
      <style:paragraph-properties fo:margin-top="0in" fo:margin-bottom="0in" loext:contextual-spacing="false" style:page-number="1" fo:padding="0in" fo:border="non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 fo:padding="0in" fo:border="none"/>
    </style:style>
    <style:style style:name="P10" style:family="paragraph" style:parent-style-name="Standard">
      <style:paragraph-properties fo:margin-left="0in" fo:margin-right="0in" fo:margin-top="0in" fo:margin-bottom="0in" loext:contextual-spacing="false" fo:text-indent="0.5in" style:auto-text-indent="false" fo:padding="0in" fo:border="none"/>
    </style:style>
    <style:style style:name="T1" style:family="text">
      <style:text-properties fo:color="#222222" fo:background-color="#ffffff"/>
    </style:style>
    <style:style style:name="T2" style:family="text">
      <style:text-properties fo:color="#222222" fo:font-weight="bold" style:font-weight-asian="bold" fo:background-color="#ffffff"/>
    </style:style>
    <style:style style:name="T3" style:family="text">
      <style:text-properties fo:color="#222222" style:text-underline-style="none" fo:background-color="#ffffff"/>
    </style:style>
    <style:style style:name="T4" style:family="text">
      <style:text-properties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T5" style:family="text">
      <style:text-properties style:font-name="Courier New" style:font-name-asian="Courier New1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7">НИЗОВИ</text:p>
            <text:p text:style-name="P7"/>
            <text:p text:style-name="P7">Република Српска 2013.</text:p>
            <text:p text:style-name="P7">Регионално такмичење из информатике за средње школе</text:p>
            <text:p text:style-name="P7">(5. задатак) </text:p>
          </table:table-cell>
          <table:table-cell table:style-name="Table1.A1" office:value-type="string">
            <text:p text:style-name="P7">15 бодова</text:p>
          </table:table-cell>
        </table:table-row>
      </table:table>
      <text:p text:style-name="P1"><text:soft-page-break/></text:p>
      <text:p text:style-name="P1"><text:span text:style-name="T1">На улазу се уноси низ елемената </text:span><text:span text:style-name="T2">A</text:span><text:span text:style-name="T1">(</text:span><text:span text:style-name="T2">N</text:span><text:span text:style-name="T1">) (</text:span><text:span text:style-name="T2">N</text:span><text:span text:style-name="T1">≤10). Потребно је направити програм који провјерава да ли је унесени низ аритметички или геометријски. Уколико јесте одредити вредност </text:span><text:span text:style-name="T2">K</text:span><text:span text:style-name="T1">-тог елемента, при чему је </text:span><text:span text:style-name="T2">K</text:span><text:span text:style-name="T1"> број задат на улазу (</text:span><text:span text:style-name="T2">K</text:span><text:span text:style-name="T1"> &gt; 10).</text:span></text:p>
      <text:p text:style-name="P2"/>
      <text:p text:style-name="P1"><text:span text:style-name="T1">Улаз:</text:span></text:p>
      <text:list xml:id="list4273940364398590433" text:style-name="WWNum2">
        <text:list-item>
          <text:p text:style-name="P8"><text:span text:style-name="T1">Број чланова низа </text:span><text:span text:style-name="T2">N</text:span></text:p>
        </text:list-item>
        <text:list-item>
          <text:p text:style-name="P8"><text:span text:style-name="T1">Затим се уносе вриједности низа </text:span><text:span text:style-name="T2">A</text:span><text:span text:style-name="T1">(</text:span><text:span text:style-name="T2">N</text:span><text:span text:style-name="T1">)</text:span></text:p>
        </text:list-item>
        <text:list-item>
          <text:p text:style-name="P8"><text:span text:style-name="T1">Број </text:span><text:span text:style-name="T2">K</text:span><text:span text:style-name="T1">.</text:span></text:p>
        </text:list-item>
      </text:list>
      <text:p text:style-name="P2"/>
      <text:p text:style-name="P1"><text:span text:style-name="T1">Излаз:</text:span></text:p>
      <text:list xml:id="list6226235340010057554" text:style-name="WWNum1">
        <text:list-item>
          <text:p text:style-name="P9"><text:span text:style-name="T1">Класификација низа (аритметички / геометријски / никакав)</text:span></text:p>
        </text:list-item>
        <text:list-item>
          <text:p text:style-name="P9"><text:span text:style-name="T2">K</text:span><text:span text:style-name="T1">-ти елемент. </text:span></text:p>
        </text:list-item>
      </text:list>
      <text:p text:style-name="P2"/>
      <text:p text:style-name="P1"><text:span text:style-name="T1">Задатак снимити под именом NIZOVI</text:span></text:p>
      <text:p text:style-name="P2"/>
      <text:p text:style-name="P1"><text:span text:style-name="T4">Примјер 1:</text:span></text:p>
      <text:p text:style-name="P1"><text:span text:style-name="T5">Улаз:</text:span></text:p>
      <text:p text:style-name="P1"><text:span text:style-name="T5"><text:tab/>&gt; N = 6<text:line-break/><text:tab/>&gt; 1</text:span></text:p>
      <text:p text:style-name="P10"><text:span text:style-name="T5">&gt; 3</text:span></text:p>
      <text:p text:style-name="P10"><text:span text:style-name="T5">&gt; 5</text:span></text:p>
      <text:p text:style-name="P10"><text:span text:style-name="T5">&gt; 7<text:line-break/><text:tab/>&gt; 9</text:span></text:p>
      <text:p text:style-name="P10"><text:span text:style-name="T5">&gt; 11</text:span></text:p>
      <text:p text:style-name="P10"><text:span text:style-name="T5">&gt; K = 23</text:span></text:p>
      <text:p text:style-name="P1"><text:span text:style-name="T5">Излаз:</text:span></text:p>
      <text:p text:style-name="P1"><text:span text:style-name="T5"><text:tab/>&gt; Niz je aritmeticki<text:line-break/><text:tab/>&gt; K-ti element je: 45</text:span></text:p>
      <text:p text:style-name="P3"/>
      <text:p text:style-name="P1"><text:span text:style-name="T4">Примјер 2:</text:span></text:p>
      <text:p text:style-name="P1"><text:soft-page-break/><text:span text:style-name="T5">Улаз:</text:span></text:p>
      <text:p text:style-name="P1"><text:span text:style-name="T5"><text:tab/>&gt; N = 6<text:line-break/><text:tab/>&gt; 2</text:span></text:p>
      <text:p text:style-name="P10"><text:span text:style-name="T5">&gt; 4</text:span></text:p>
      <text:p text:style-name="P10"><text:span text:style-name="T5">&gt; 6</text:span></text:p>
      <text:p text:style-name="P10"><text:span text:style-name="T5">&gt; 8<text:line-break/><text:tab/>&gt; 10</text:span></text:p>
      <text:p text:style-name="P10"><text:span text:style-name="T5">&gt; 12</text:span></text:p>
      <text:p text:style-name="P10"><text:span text:style-name="T5">&gt; K = 23</text:span></text:p>
      <text:p text:style-name="P1"><text:span text:style-name="T5">Излаз:</text:span></text:p>
      <text:p text:style-name="P1"><text:span text:style-name="T5"><text:tab/>&gt; Niz je aritmeticki<text:line-break/><text:tab/>&gt; K-ti element je: 46</text:span></text:p>
      <text:p text:style-name="P3"/>
      <text:p text:style-name="P1"><text:span text:style-name="T4">Примјер 3:</text:span></text:p>
      <text:p text:style-name="P1"><text:span text:style-name="T5">Улаз:</text:span></text:p>
      <text:p text:style-name="P1"><text:span text:style-name="T5"><text:tab/>&gt; N = 9<text:line-break/><text:tab/>&gt; 5</text:span></text:p>
      <text:p text:style-name="P10"><text:span text:style-name="T5">&gt; 10</text:span></text:p>
      <text:p text:style-name="P10"><text:span text:style-name="T5">&gt; 20</text:span></text:p>
      <text:p text:style-name="P10"><text:span text:style-name="T5">&gt; 40<text:line-break/><text:tab/>&gt; 80</text:span></text:p>
      <text:p text:style-name="P10"><text:span text:style-name="T5">&gt; 160<text:line-break/><text:tab/>&gt; 320</text:span></text:p>
      <text:p text:style-name="P10"><text:span text:style-name="T5">&gt; 640</text:span></text:p>
      <text:p text:style-name="P10"><text:span text:style-name="T5">&gt; 1280</text:span></text:p>
      <text:p text:style-name="P10"><text:span text:style-name="T5">&gt; K = 4</text:span></text:p>
      <text:p text:style-name="P1"><text:span text:style-name="T5">Излаз:</text:span></text:p>
      <text:p text:style-name="P1"><text:span text:style-name="T5"><text:tab/>&gt; Niz je geometrijski<text:line-break/><text:tab/>&gt; K-ti element je: 40</text:span></text:p>
      <text:p text:style-name="P3"/>
      <text:p text:style-name="P1"><text:span text:style-name="T4">Примјер 4:</text:span></text:p>
      <text:p text:style-name="P1"><text:span text:style-name="T5">Улаз:</text:span></text:p>
      <text:p text:style-name="P1"><text:span text:style-name="T5"><text:tab/>&gt; N = 8<text:line-break/><text:tab/>&gt; 0</text:span></text:p>
      <text:p text:style-name="P10"><text:soft-page-break/><text:span text:style-name="T5">&gt; 11</text:span></text:p>
      <text:p text:style-name="P10"><text:span text:style-name="T5">&gt; 14</text:span></text:p>
      <text:p text:style-name="P10"><text:span text:style-name="T5">&gt; 33<text:line-break/><text:tab/>&gt; 44</text:span></text:p>
      <text:p text:style-name="P10"><text:span text:style-name="T5">&gt; 15<text:line-break/><text:tab/>&gt; 66</text:span></text:p>
      <text:p text:style-name="P10"><text:span text:style-name="T5">&gt; 17</text:span></text:p>
      <text:p text:style-name="P10"><text:span text:style-name="T5">&gt; K = 13</text:span></text:p>
      <text:p text:style-name="P1"><text:span text:style-name="T5">Излаз:</text:span></text:p>
      <text:p text:style-name="P1"><text:span text:style-name="T5"><text:tab/>&gt; Niz nije ni aritmeticki ni geometrijski</text:span></text:p>
      <text:p text:style-name="P4"/>
      <text:p text:style-name="P3"/>
      <text:p text:style-name="P3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5" meta:paragraph-count="57" meta:word-count="227" meta:character-count="968" meta:non-whitespace-character-count="780"/>
    <meta:generator>LibreOfficeDev/5.1.0.3$Linux_X86_64 LibreOffice_project/</meta:generator>
  </office:meta>
</office:document-meta>
</file>